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96.76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99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8" style:family="table-cell" style:parent-style-name="Default" style:data-style-name="N37"/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147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47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47"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47"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21" calcext:value-type="date">
            <text:p>21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47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4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 office:value-type="string" calcext:value-type="string">
            <text:p>página term</text:p>
          </table:table-cell>
          <table:table-cell table:style-name="ce147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8" table:number-columns-repeated="2"/>
          <table:table-cell table:style-name="ce29" office:value-type="float" office:value="5" calcext:value-type="float">
            <text:p>5</text:p>
          </table:table-cell>
          <table:table-cell table:style-name="ce80" office:value-type="string" calcext:value-type="string" table:number-columns-spanned="1" table:number-rows-spanned="8">
            <text:p>OO</text:p>
          </table:table-cell>
          <table:table-cell table:style-name="ce84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47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1" office:value-type="string" calcext:value-type="string">
            <text:p>paga</text:p>
          </table:table-cell>
          <table:table-cell table:style-name="ce71" office:value-type="string" calcext:value-type="string">
            <text:p>BD / JDBC</text:p>
          </table:table-cell>
          <table:table-cell table:style-name="ce71"/>
          <table:table-cell table:style-name="ce79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8">
            <text:p>Web</text:p>
          </table:table-cell>
          <table:table-cell table:style-name="ce86"/>
          <table:table-cell table:style-name="ce147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2" office:value-type="string" calcext:value-type="string">
            <text:p>paga</text:p>
          </table:table-cell>
          <table:table-cell table:style-name="ce72" office:value-type="string" calcext:value-type="string">
            <text:p>JDBC</text:p>
          </table:table-cell>
          <table:table-cell table:style-name="ce72"/>
          <table:table-cell table:style-name="ce65" office:value-type="string" calcext:value-type="string">
            <text:p>2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3" office:value-type="string" calcext:value-type="string">
            <text:p>paga</text:p>
          </table:table-cell>
          <table:table-cell table:style-name="ce73" office:value-type="string" calcext:value-type="string">
            <text:p>HTML, CSS, JS</text:p>
          </table:table-cell>
          <table:table-cell table:style-name="ce73"/>
          <table:table-cell table:style-name="ce64" office:value-type="string" calcext:value-type="string">
            <text:p>3º</text:p>
          </table:table-cell>
          <table:covered-table-cell table:style-name="ce83"/>
          <table:table-cell table:style-name="ce33"/>
          <table:table-cell table:style-name="ce147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2" office:value-type="string" calcext:value-type="string">
            <text:p>paga</text:p>
          </table:table-cell>
          <table:table-cell table:style-name="ce74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table:style-name="ce65" office:value-type="string" calcext:value-type="string">
            <text:p>4º</text:p>
          </table:table-cell>
          <table:covered-table-cell table:style-name="ce83"/>
          <table:table-cell table:style-name="ce86"/>
          <table:table-cell table:style-name="ce35" office:value-type="date" office:date-value="2018-09-28" calcext:value-type="date">
            <text:p>28/09/18</text:p>
          </table:table-cell>
          <table:table-cell table:style-name="ce147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4" office:value-type="string" calcext:value-type="string">
            <text:p>realizada</text:p>
          </table:table-cell>
          <table:table-cell table:style-name="ce73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73" office:value-type="string" calcext:value-type="string">
            <text:p>Servlet-jsp-v2</text:p>
          </table:table-cell>
          <table:table-cell table:style-name="ce64" office:value-type="string" calcext:value-type="string">
            <text:p>5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text:p><text:s/>Repassar listagem JSTL e iniciar CRUD – JSP Servlet JDBC (CRUD)</text:p>
          </table:table-cell>
          <table:table-cell table:style-name="ce74" office:value-type="string" calcext:value-type="string">
            <text:p>Jsp-servlet-crud</text:p>
          </table:table-cell>
          <table:table-cell table:style-name="ce65" office:value-type="string" calcext:value-type="string">
            <text:p>6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20" calcext:value-type="date">
            <text:p>20/10/18</text:p>
          </table:table-cell>
          <table:table-cell table:style-name="ce64"/>
          <table:table-cell table:style-name="ce73" office:value-type="string" calcext:value-type="string">
            <text:p>Repassar CRUD e completar implementação, passar atividade de criação de CRUD, Git/GitHub - Hello world JSF**</text:p>
          </table:table-cell>
          <table:table-cell table:style-name="ce73" office:value-type="string" calcext:value-type="string">
            <text:p>Jsp-servlet-crud</text:p>
          </table:table-cell>
          <table:table-cell table:style-name="ce64" office:value-type="string" calcext:value-type="string">
            <text:p>7º</text:p>
          </table:table-cell>
          <table:covered-table-cell table:style-name="ce83"/>
          <table:table-cell table:style-name="ce86"/>
          <table:table-cell table:style-name="ce147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3" office:value-type="date" office:date-value="2018-10-27" calcext:value-type="date">
            <text:p>27/10/18</text:p>
          </table:table-cell>
          <table:table-cell table:style-name="ce66"/>
          <table:table-cell table:style-name="ce75" table:number-columns-repeated="2"/>
          <table:table-cell table:style-name="ce66" office:value-type="string" calcext:value-type="string">
            <text:p>8º</text:p>
          </table:table-cell>
          <table:covered-table-cell table:style-name="ce83"/>
          <table:table-cell table:style-name="ce86"/>
          <table:table-cell table:style-name="ce19" office:value-type="date" office:date-value="2018-10-25" calcext:value-type="date">
            <text:p>25/10/18</text:p>
          </table:table-cell>
          <table:table-cell table:style-name="ce147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7" office:value-type="date" office:date-value="2018-11-03" calcext:value-type="date">
            <text:p>03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8">
            <text:p>Frameworks</text:p>
          </table:table-cell>
          <table:table-cell table:style-name="ce86"/>
          <table:table-cell table:style-name="ce147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10" calcext:value-type="date">
            <text:p>10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2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7" calcext:value-type="date">
            <text:p>17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3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4º</text:p>
          </table:table-cell>
          <table:covered-table-cell table:style-name="ce81"/>
          <table:table-cell table:style-name="ce86"/>
          <table:table-cell table:style-name="ce19" office:value-type="date" office:date-value="2018-11-22" calcext:value-type="date">
            <text:p>22/11/18</text:p>
          </table:table-cell>
          <table:table-cell table:style-name="ce147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67"/>
          <table:table-cell table:style-name="ce76" table:number-columns-repeated="2"/>
          <table:table-cell table:style-name="ce147" office:value-type="string" calcext:value-type="string">
            <text:p>5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147"/>
          <table:table-cell table:style-name="ce77" table:number-columns-repeated="2"/>
          <table:table-cell table:style-name="ce147" office:value-type="string" calcext:value-type="string">
            <text:p>6º</text:p>
          </table:table-cell>
          <table:covered-table-cell table:style-name="ce81"/>
          <table:table-cell table:style-name="ce86"/>
          <table:table-cell table:style-name="ce147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60" office:value-type="date" office:date-value="2018-12-15" calcext:value-type="date">
            <text:p>15/12/18</text:p>
          </table:table-cell>
          <table:table-cell table:style-name="ce147"/>
          <table:table-cell table:style-name="ce77" table:number-columns-repeated="2"/>
          <table:table-cell table:style-name="ce147" office:value-type="string" calcext:value-type="string">
            <text:p>7º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0" office:value-type="date" office:date-value="2018-12-22" calcext:value-type="date">
            <text:p>22/12/18</text:p>
          </table:table-cell>
          <table:table-cell table:style-name="ce28"/>
          <table:table-cell table:style-name="ce78" table:number-columns-repeated="2"/>
          <table:table-cell table:style-name="ce28" office:value-type="string" calcext:value-type="string">
            <text:p>8º</text:p>
          </table:table-cell>
          <table:covered-table-cell table:style-name="ce81"/>
          <table:table-cell table:style-name="ce87"/>
          <table:table-cell/>
          <table:table-cell table:style-name="ce147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default-cell-style-name="ce147"/>
        <table:table-column table:style-name="co6" table:default-cell-style-name="ce147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90"/>
          <table:covered-table-cell table:number-columns-repeated="5" table:style-name="ce29"/>
          <table:covered-table-cell table:style-name="ce84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1" office:value-type="date" office:date-value="2018-08-30" calcext:value-type="date">
            <text:p>30/08/18</text:p>
          </table:table-cell>
          <table:table-cell table:style-name="ce9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147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92" office:value-type="date" office:date-value="2018-09-04" calcext:value-type="date">
            <text:p>04/09/18</text:p>
          </table:table-cell>
          <table:table-cell table:style-name="ce97" office:value-type="string" calcext:value-type="string">
            <text:p>Realizada</text:p>
          </table:table-cell>
          <table:table-cell table:style-name="ce100" office:value-type="string" calcext:value-type="string">
            <text:p>BD / JDBC</text:p>
          </table:table-cell>
          <table:table-cell table:style-name="ce100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Web</text:p>
          </table:table-cell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101" office:value-type="string" calcext:value-type="string">
            <text:p>JDBC</text:p>
          </table:table-cell>
          <table:table-cell table:style-name="ce101"/>
          <table:table-cell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JDBC / HTML, CSS, JS</text:p>
          </table:table-cell>
          <table:table-cell table:style-name="ce67"/>
          <table:table-cell office:value-type="string" calcext:value-type="string">
            <text:p>3º</text:p>
          </table:table-cell>
          <table:covered-table-cell table:style-name="ce77"/>
          <table:table-cell table:style-name="ce33"/>
          <table:table-cell table:style-name="ce147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102" office:value-type="string" calcext:value-type="string">
            <text:p>Bootstrap, JS</text:p>
          </table:table-cell>
          <table:table-cell table:style-name="ce102"/>
          <table:table-cell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5</text:p>
          </table:table-cell>
          <table:table-cell table:style-name="ce93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Servlet, JSP/HTML simples</text:p>
          </table:table-cell>
          <table:table-cell table:style-name="ce6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6</text:p>
          </table:table-cell>
          <table:table-cell table:style-name="ce93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7</text:p>
          </table:table-cell>
          <table:table-cell table:style-name="ce93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8" office:value-type="string" calcext:value-type="string">
            <text:p>Aula 18</text:p>
          </table:table-cell>
          <table:table-cell table:style-name="ce93" office:value-type="date" office:date-value="2018-09-27" calcext:value-type="date">
            <text:p>27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27" office:value-type="string" calcext:value-type="string">
            <text:p>Realizada</text:p>
          </table:table-cell>
          <table:table-cell table:style-name="ce104" office:value-type="string" calcext:value-type="string">
            <text:p>Hello world JSF, Exercício JSF, CRUD JSF***, Git/Github</text:p>
          </table:table-cell>
          <table:table-cell table:style-name="ce10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86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147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11" calcext:value-type="date">
            <text:p>11/10/18</text:p>
          </table:table-cell>
          <table:table-cell table:style-name="ce99"/>
          <table:table-cell table:style-name="ce105" office:value-type="string" calcext:value-type="string">
            <text:p>Maven – Modularização do projeto BD</text:p>
          </table:table-cell>
          <table:table-cell table:style-name="ce29"/>
          <table:table-cell table:style-name="ce107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Frameworks</text:p>
          </table:table-cell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table:style-name="ce33"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table:style-name="ce33" office:value-type="string" calcext:value-type="string">
            <text:p>3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table:style-name="ce33"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table:style-name="ce33" office:value-type="string" calcext:value-type="string">
            <text:p>5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table:style-name="ce33" office:value-type="string" calcext:value-type="string">
            <text:p>6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table:style-name="ce33" office:value-type="string" calcext:value-type="string">
            <text:p>7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table:style-name="ce33" office:value-type="string" calcext:value-type="string">
            <text:p>8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table:style-name="ce33" office:value-type="string" calcext:value-type="string">
            <text:p>9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34" office:value-type="string" calcext:value-type="string">
            <text:p>10º</text:p>
          </table:table-cell>
          <table:covered-table-cell table:style-name="ce78"/>
          <table:table-cell table:style-name="ce87"/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147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2"/>
          <table:table-cell table:formula="of:=2200/6" office:value-type="float" office:value="366.666666666667" calcext:value-type="float">
            <text:p>366,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6" table:default-cell-style-name="ce147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09" office:value-type="string" calcext:value-type="string" table:number-columns-spanned="7" table:number-rows-spanned="1">
            <text:p>Seg Qua Sex</text:p>
          </table:table-cell>
          <table:covered-table-cell table:style-name="ce90"/>
          <table:covered-table-cell table:number-columns-repeated="4" table:style-name="ce29"/>
          <table:covered-table-cell table:style-name="ce84"/>
          <table:table-cell table:number-columns-repeated="3"/>
        </table:table-row>
        <table:table-row table:style-name="ro1">
          <table:table-cell table:style-name="ce110" office:value-type="string" calcext:value-type="string">
            <text:p>aula </text:p>
          </table:table-cell>
          <table:table-cell table:style-name="ce113" office:value-type="string" calcext:value-type="string">
            <text:p>data</text:p>
          </table:table-cell>
          <table:table-cell table:style-name="ce113" office:value-type="string" calcext:value-type="string">
            <text:p>status</text:p>
          </table:table-cell>
          <table:table-cell table:style-name="ce113"/>
          <table:table-cell table:style-name="ce113" office:value-type="string" calcext:value-type="string">
            <text:p>aula</text:p>
          </table:table-cell>
          <table:table-cell table:style-name="ce113" office:value-type="string" calcext:value-type="string">
            <text:p>disciplina</text:p>
          </table:table-cell>
          <table:table-cell table:style-name="ce122" office:value-type="string" calcext:value-type="string">
            <text:p>$</text:p>
          </table:table-cell>
          <table:table-cell table:style-name="ce25"/>
          <table:table-cell table:style-name="ce147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1" office:value-type="string" calcext:value-type="string">
            <text:p>Aula 01</text:p>
          </table:table-cell>
          <table:table-cell table:style-name="ce114" office:value-type="date" office:date-value="2018-09-17" calcext:value-type="date">
            <text:p>17/09/18</text:p>
          </table:table-cell>
          <table:table-cell table:style-name="ce117" office:value-type="string" calcext:value-type="string">
            <text:p>Realizada</text:p>
          </table:table-cell>
          <table:table-cell table:style-name="ce120" office:value-type="string" calcext:value-type="string">
            <text:p>Introdução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2</text:p>
          </table:table-cell>
          <table:table-cell table:style-name="ce115" office:value-type="date" office:date-value="2018-09-19" calcext:value-type="date">
            <text:p>19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3</text:p>
          </table:table-cell>
          <table:table-cell table:style-name="ce115" office:value-type="date" office:date-value="2018-09-21" calcext:value-type="date">
            <text:p>21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4</text:p>
          </table:table-cell>
          <table:table-cell table:style-name="ce115" office:value-type="date" office:date-value="2018-09-26" calcext:value-type="date">
            <text:p>26/09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5</text:p>
          </table:table-cell>
          <table:table-cell table:style-name="ce115" office:value-type="date" office:date-value="2018-09-28" calcext:value-type="date">
            <text:p>28/09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1" office:value-type="date" office:date-value="2018-10-08" calcext:value-type="date">
            <text:p>08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2" office:value-type="date" office:date-value="2018-10-10" calcext:value-type="date">
            <text:p>10/10/18</text:p>
          </table:table-cell>
          <table:table-cell table:style-name="ce119"/>
          <table:table-cell table:style-name="ce121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98"/>
          <table:table-cell table:style-name="ce14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147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97"/>
          <table:table-cell table:style-name="ce100" office:value-type="string" calcext:value-type="string">
            <text:p>BD / JDBC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147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7"/>
          <table:table-cell table:style-name="ce101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7"/>
          <table:table-cell table:style-name="ce6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style-name="ce147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5"/>
          <table:table-cell table:style-name="ce102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19"/>
          <table:table-cell table:style-name="ce27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19"/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116" office:value-type="date" office:date-value="2018-10-31" calcext:value-type="date">
            <text:p>31/10/18</text:p>
          </table:table-cell>
          <table:table-cell table:style-name="ce119"/>
          <table:table-cell table:style-name="ce27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19"/>
          <table:table-cell table:style-name="ce27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19"/>
          <table:table-cell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98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147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9" calcext:value-type="date">
            <text:p>09/11/18</text:p>
          </table:table-cell>
          <table:table-cell table:style-name="ce97"/>
          <table:table-cell table:style-name="ce29"/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147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91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1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1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1" office:value-type="date" office:date-value="2018-12-01" calcext:value-type="date">
            <text:p>01/12/18</text:p>
          </table:table-cell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147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8:28:50.3845136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09T18:30:04.604967070</dc:date>
    <meta:editing-duration>P12DT17H7M33S</meta:editing-duration>
    <meta:editing-cycles>297</meta:editing-cycles>
    <meta:document-statistic meta:table-count="4" meta:cell-count="579" meta:object-count="0"/>
  </office:meta>
</office:document-meta>
</file>